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officeooo:rsid="000edf3e" officeooo:paragraph-rsid="000edf3e"/>
    </style:style>
    <style:style style:name="P2" style:family="paragraph" style:parent-style-name="Standard">
      <style:paragraph-properties fo:text-align="start" style:justify-single-word="false"/>
      <style:text-properties style:font-name="Arial1" officeooo:rsid="000edf3e" officeooo:paragraph-rsid="000edf3e"/>
    </style:style>
    <style:style style:name="P3" style:family="paragraph" style:parent-style-name="Standard">
      <style:paragraph-properties fo:text-align="start" style:justify-single-word="false"/>
      <style:text-properties style:font-name="Arial1" officeooo:rsid="000edf3e" officeooo:paragraph-rsid="000fa398"/>
    </style:style>
    <style:style style:name="P4" style:family="paragraph" style:parent-style-name="Standard">
      <style:paragraph-properties fo:text-align="start" style:justify-single-word="false"/>
      <style:text-properties style:font-name="Arial1" officeooo:rsid="000fa398" officeooo:paragraph-rsid="000fa398"/>
    </style:style>
    <style:style style:name="P5" style:family="paragraph" style:parent-style-name="Standard">
      <style:paragraph-properties fo:text-align="start" style:justify-single-word="false"/>
      <style:text-properties style:font-name="Arial1" fo:font-weight="bold" officeooo:rsid="000edf3e" officeooo:paragraph-rsid="000edf3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1" officeooo:rsid="000fcc76" officeooo:paragraph-rsid="000fcc76"/>
    </style:style>
    <style:style style:name="P7" style:family="paragraph" style:parent-style-name="Standard">
      <style:paragraph-properties fo:text-align="start" style:justify-single-word="false"/>
      <style:text-properties style:font-name="Arial1" officeooo:rsid="0010b61e" officeooo:paragraph-rsid="0010b61e"/>
    </style:style>
    <style:style style:name="P8" style:family="paragraph" style:parent-style-name="Standard">
      <style:paragraph-properties fo:text-align="start" style:justify-single-word="false"/>
      <style:text-properties fo:color="#c9211e" loext:opacity="100%" style:font-name="Arial1" fo:font-weight="bold" officeooo:rsid="000fcc76" officeooo:paragraph-rsid="000fcc7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Arial1" fo:font-weight="bold" officeooo:rsid="00101ccd" officeooo:paragraph-rsid="00101cc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Arial1" fo:font-weight="normal" officeooo:rsid="000fcc76" officeooo:paragraph-rsid="000fcc7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Arial1" fo:font-weight="normal" officeooo:rsid="000fcc76" officeooo:paragraph-rsid="00101cc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Arial1" fo:font-weight="normal" officeooo:rsid="00101ccd" officeooo:paragraph-rsid="00101cc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ff0000" loext:opacity="100%" style:font-name="Arial1" fo:font-weight="normal" officeooo:rsid="000fcc76" officeooo:paragraph-rsid="00101ccd" style:font-weight-asian="normal" style:font-weight-complex="normal"/>
    </style:style>
    <style:style style:name="T1" style:family="text">
      <style:text-properties officeooo:rsid="000fa398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01ccd"/>
    </style:style>
    <style:style style:name="T4" style:family="text">
      <style:text-properties officeooo:rsid="0010b61e"/>
    </style:style>
    <style:style style:name="T5" style:family="text">
      <style:text-properties fo:color="#ff0000" loext:opacity="100%"/>
    </style:style>
    <style:style style:name="T6" style:family="text">
      <style:text-properties fo:color="#000000" loext:opacity="100%" officeooo:rsid="0010b61e"/>
    </style:style>
    <style:style style:name="gr1" style:family="graphic">
      <style:graphic-properties draw:textarea-horizontal-align="justify" draw:textarea-vertical-align="middle" draw:auto-grow-height="false" fo:min-height="2.339cm" fo:min-width="0.067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o aula 7</text:p>
      <text:p text:style-name="P1">Operadores JS</text:p>
      <text:p text:style-name="P2"/>
      <text:p text:style-name="P2"/>
      <text:p text:style-name="P2">Existem muitos operadores em Js, os que serão vistos no curso são:</text:p>
      <text:p text:style-name="P2"/>
      <text:p text:style-name="P2">Aritméticos, atribuição, relacionados, lógicos e ternário</text:p>
      <text:p text:style-name="P2"/>
      <text:p text:style-name="P5">Aritméticos:</text:p>
      <text:p text:style-name="P2"/>
      <text:p text:style-name="P2">São utilizados para realizar calculo, e eles são:</text:p>
      <text:p text:style-name="P2"/>
      <text:p text:style-name="P3">(+), (-), (*), (/), (%) e (**) <text:span text:style-name="T1">esses são os operadores </text:span>aritméticos</text:p>
      <text:p text:style-name="P2"/>
      <text:p text:style-name="P4">Todos esses operadores são binários, precisando de 2 operandos para funcionar</text:p>
      <text:p text:style-name="P4"/>
      <text:p text:style-name="P4">Exemplos:</text:p>
      <text:p text:style-name="P4"/>
      <text:p text:style-name="P4">Operando Operador Operando</text:p>
      <text:p text:style-name="P4"/>
      <text:p text:style-name="P4"><text:span text:style-name="T2"><text:s text:c="7"/></text:span>5 <text:s text:c="15"/>+ <text:s text:c="13"/>2 <text:s/>– Soma</text:p>
      <text:p text:style-name="P4"><text:s text:c="7"/>5 <text:s text:c="15"/>-<text:span text:style-name="T2"> <text:s text:c="14"/></text:span>2 <text:s/>– Subtração</text:p>
      <text:p text:style-name="P4"><text:s text:c="7"/>5 <text:s text:c="15"/>* <text:s text:c="14"/>2 – Multiplicação</text:p>
      <text:p text:style-name="P4"><text:s text:c="7"/>5 <text:s text:c="15"/>/ <text:s text:c="14"/>2 – Divisão </text:p>
      <text:p text:style-name="P4"><text:s text:c="7"/>5 <text:s text:c="15"/>% <text:s text:c="12"/>2 – Resto da divisão inteira</text:p>
      <text:p text:style-name="P4"><text:s text:c="7"/>5 <text:s text:c="15"/>** <text:s text:c="13"/>2 – Potencia</text:p>
      <text:p text:style-name="P4"/>
      <text:p text:style-name="P8">Cuidado com a precedência de Operadores </text:p>
      <text:p text:style-name="P8">é igual matemática normal</text:p>
      <text:p text:style-name="P10"/>
      <text:p text:style-name="P10">Exemplo</text:p>
      <text:p text:style-name="P10"/>
      <text:p text:style-name="P10">Na equação 5 + 3 / 2 o resultado é 6,5 pois ele ira realizar a divisão primeiro </text:p>
      <text:p text:style-name="P10">Caso eu queira o 5 +3 primeiro é só colocar entre parênteses ficando (5 + 3) / 2 dessa forma o resultado será 4 </text:p>
      <text:p text:style-name="P10"/>
      <text:p text:style-name="P10"><text:s/>A ordem de precedência é </text:p>
      <text:p text:style-name="P10"><draw:custom-shape text:anchor-type="paragraph" draw:z-index="0" draw:name="Forma 1" draw:style-name="gr1" svg:width="0.133cm" svg:height="2.673cm" svg:x="-0.261cm" svg:y="0.071cm"><text:p/><draw:enhanced-geometry svg:viewBox="0 0 21600 21600" draw:text-areas="?f0 0 ?f2 ?f5" draw:mirror-horizontal="tru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 text:c="2"/>() primeiro o que está entre parênteses </text:p>
      <text:p text:style-name="P10"><text:s text:c="2"/>** depois a potência </text:p>
      <text:p text:style-name="P10"><text:s text:c="2"/>* / % eles tem ordem de prioridade igual, caso tenha mais de um na mesma operação, <text:s text:c="12"/>será resolvido o primeiro que aparecer da esquerda para a direita </text:p>
      <text:p text:style-name="P10"><text:s text:c="2"/>+ - soma e subtração por último </text:p>
      <text:p text:style-name="P10"/>
      <text:p text:style-name="P9">Autoatribuição </text:p>
      <text:p text:style-name="P9"/>
      <text:p text:style-name="P12">Quando <text:s/>se tem uma variável e você muda o valor dela mesma </text:p>
      <text:p text:style-name="P12">Exemplo:</text:p>
      <text:p text:style-name="P12"/>
      <text:p text:style-name="P10">var n = 3 </text:p>
      <text:p text:style-name="P11">undefined</text:p>
      <text:p text:style-name="P11">n = n+4 </text:p>
      <text:p text:style-name="P11">7</text:p>
      <text:p text:style-name="P10"><text:soft-page-break/>n = n-5</text:p>
      <text:p text:style-name="P10">2</text:p>
      <text:p text:style-name="P10">n=n*4</text:p>
      <text:p text:style-name="P10">8</text:p>
      <text:p text:style-name="P10">n=n/2</text:p>
      <text:p text:style-name="P11">4</text:p>
      <text:p text:style-name="P11">n=n**2</text:p>
      <text:p text:style-name="P10">16</text:p>
      <text:p text:style-name="P10">n=n%5</text:p>
      <text:p text:style-name="P10">1</text:p>
      <text:p text:style-name="P10"/>
      <text:p text:style-name="P12">Isso pode ser simplificado utilizando: </text:p>
      <text:p text:style-name="P11">var n = 3 </text:p>
      <text:p text:style-name="P11">undefined</text:p>
      <text:p text:style-name="P11"><text:span text:style-name="T5">n = n+4</text:span> <text:span text:style-name="T3">n += 4 </text:span></text:p>
      <text:p text:style-name="P11">7</text:p>
      <text:p text:style-name="P11"><text:span text:style-name="T5">n = n-5</text:span> <text:span text:style-name="T4">n -=5</text:span></text:p>
      <text:p text:style-name="P11">2</text:p>
      <text:p text:style-name="P11"><text:span text:style-name="T5">n=n*4 </text:span><text:span text:style-name="T4">n *=4</text:span></text:p>
      <text:p text:style-name="P11">8</text:p>
      <text:p text:style-name="P13">n=n/2 <text:span text:style-name="T6">n /=2</text:span></text:p>
      <text:p text:style-name="P11">4</text:p>
      <text:p text:style-name="P13">n=n**2 <text:span text:style-name="T6">n **=2</text:span></text:p>
      <text:p text:style-name="P11">16</text:p>
      <text:p text:style-name="P13">n=n%5 <text:span text:style-name="T6">n %=5</text:span></text:p>
      <text:p text:style-name="P11">1</text:p>
      <text:p text:style-name="P12"/>
      <text:p text:style-name="P12">Isso só serve se a mesma variável receber ela mais um valor, como no exemplo a cima </text:p>
      <text:p text:style-name="P6"><text:s/></text:p>
      <text:p text:style-name="P6"/>
      <text:p text:style-name="P7">Com o avanço dos estudos utilizar n += 1 ou n -= 1 ficaria muito repetitivo</text:p>
      <text:p text:style-name="P7">Por isso existe os operadores de incremento, que em vez de utilizar </text:p>
      <text:p text:style-name="P7"/>
      <text:p text:style-name="P7">n +=1 ou n -=1</text:p>
      <text:p text:style-name="P7"/>
      <text:p text:style-name="P7">Utilizaremos</text:p>
      <text:p text:style-name="P7"/>
      <text:p text:style-name="P7">n ++ ou n --</text:p>
      <text:p text:style-name="P7"/>
      <text:p text:style-name="P7">Que também pode ser escrito como: </text:p>
      <text:p text:style-name="P7"/>
      <text:p text:style-name="P7">++n ou - -n</text:p>
      <text:p text:style-name="P7"><text:s text:c="2"/></text:p>
      <text:p text:style-name="P7">Tendo mudança significativa no Js avançado </text:p>
      <text:p text:style-name="P7"/>
      <text:p text:style-name="P7">Exemplo </text:p>
      <text:p text:style-name="P4"/>
      <text:p text:style-name="P4">&gt; n ++</text:p>
      <text:p text:style-name="P4">10</text:p>
      <text:p text:style-name="P4">&gt; n</text:p>
      <text:p text:style-name="P4">11</text:p>
      <text:p text:style-name="P4">&gt; n--</text:p>
      <text:p text:style-name="P4"><text:soft-page-break/>11</text:p>
      <text:p text:style-name="P4">&gt; n</text:p>
      <text:p text:style-name="P4">10</text:p>
      <text:p text:style-name="P4">&gt; ++n</text:p>
      <text:p text:style-name="P4">11</text:p>
      <text:p text:style-name="P4">&gt; --n</text:p>
      <text:p text:style-name="P4">10</text:p>
      <text:p text:style-name="P4">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1T11:36:06.840000000</meta:creation-date>
    <dc:date>2024-09-11T14:16:02.061000000</dc:date>
    <meta:editing-duration>PT1H33M25S</meta:editing-duration>
    <meta:editing-cycles>1</meta:editing-cycles>
    <meta:document-statistic meta:table-count="0" meta:image-count="0" meta:object-count="0" meta:page-count="3" meta:paragraph-count="83" meta:word-count="358" meta:character-count="1956" meta:non-whitespace-character-count="1414"/>
    <meta:generator>LibreOffice/24.2.5.2$Windows_X86_64 LibreOffice_project/bffef4ea93e59bebbeaf7f431bb02b1a39ee8a59</meta:generator>
  </office:meta>
</office:document-meta>
</file>